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E800000390A6C525A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fo:font-weight="bold" style:font-size-asian="40pt" style:font-weight-asian="bold" style:font-size-complex="4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s1" text:anchor-type="paragraph" svg:x="0cm" svg:y="5.345cm" svg:width="17cm" svg:height="15.503cm" draw:z-index="0"><draw:image xlink:href="Pictures/10000000000003E800000390A6C525AD.jpg" xlink:type="simple" xlink:show="embed" xlink:actuate="onLoad"/></draw:frame></text:p>
      <text:p text:style-name="P1">Mon Tra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Jean Claude Garcia</text:p>
        <text:p text:style-name="Footer">Formation : TP Développeur Web et Web Mobile</text:p>
        <text:p text:style-name="Footer">Année 202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 Claude GARCIA</meta:initial-creator>
    <meta:creation-date>2026-03-19T13:39:11.75</meta:creation-date>
    <meta:document-statistic meta:table-count="0" meta:image-count="1" meta:object-count="0" meta:page-count="1" meta:paragraph-count="4" meta:word-count="15" meta:character-count="81"/>
    <dc:date>2026-03-19T13:45:50.65</dc:date>
    <dc:creator>Jean Claude GARCIA</dc:creator>
    <meta:editing-duration>PT6M39S</meta:editing-duration>
    <meta:editing-cycles>1</meta:editing-cycles>
    <meta:generator>OpenOffice/4.1.16$Win32 OpenOffice.org_project/4116m3$Build-9816</meta:generator>
  </office:meta>
</office:document-meta>
</file>